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47b" officeooo:paragraph-rsid="0015c47b"/>
    </style:style>
    <style:style style:name="P2" style:family="paragraph" style:parent-style-name="Standard">
      <style:text-properties officeooo:paragraph-rsid="0015c47b"/>
    </style:style>
    <style:style style:name="P3" style:family="paragraph" style:parent-style-name="Standard">
      <style:text-properties officeooo:rsid="0015c47b" officeooo:paragraph-rsid="0015c47b"/>
    </style:style>
    <style:style style:name="P4" style:family="paragraph" style:parent-style-name="Standard">
      <style:text-properties officeooo:paragraph-rsid="001770e2"/>
    </style:style>
    <style:style style:name="T1" style:family="text">
      <style:text-properties officeooo:rsid="00177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oming </text:p>
      <text:p text:style-name="P1"/>
      <text:p text:style-name="P1">Complex concepts: complex concepts can only be complex compared to a given context and vocabulary. It is complex when zooming in (enlarging the context to the vocabulary, where the context is the “current descriptive vocabulry” and the vocabulary is a “holy? Assumed?” shared vocabulary) causes the truth to be flipped. Or at least: we can add many variables from the vocabulary to the context where we flip the truth value with each add on, even if we take the path of shortest flipping length. </text:p>
      <text:p text:style-name="P2"/>
      <text:p text:style-name="P1">We can have future/input dependent concepts, but also inzoom dependent concepts! (ofcourse outzoom dependent too, but those are less interesting for now – they are comparable to considering concepts contained by a agent with less knowledge).</text:p>
      <text:p text:style-name="P1"/>
      <text:p text:style-name="P4"><text:span text:style-name="T1">Necesity and sufficiency: </text:span></text:p>
      <text:p text:style-name="P4"><text:span text:style-name="T1">X is neccesairy to Y means: for any given context containing X of a description of a concept Y, where X is in our current shared vocabulary (and Y is to be added), then Y → X. X is a class of Y in the context (but not like we would think of in physical reality, we can after all have (super)classes of classes).</text:span></text:p>
      <text:p text:style-name="P4"/>
      <text:p text:style-name="P4"><text:span text:style-name="T1">X is sufficient for Y means: for any given context containing X of a description of a concept Y, where X is in our current shared vocabulary (and Y is to be added), then X → Y. X is an instance of Y (with the same note as on necesity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16:35.475266965</meta:creation-date>
    <dc:date>2021-11-19T16:35:48.904202385</dc:date>
    <meta:editing-duration>PT17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37" meta:character-count="1318" meta:non-whitespace-character-count="1082"/>
  </office:meta>
</office:document-meta>
</file>